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67833333333333cm"/>
    </style:style>
    <style:style style:name="co3" style:family="table-column">
      <style:table-column-properties fo:break-before="auto" style:column-width="6.286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office:value-type="string" table:style-name="ce1">
            <text:p>pages</text:p>
          </table:table-cell>
          <table:table-cell office:value-type="string" table:style-name="ce1">
            <text:p>usefulpage</text:p>
          </table:table-cell>
          <table:table-cell table:style-name="ce1"/>
          <table:table-cell office:value-type="string" table:style-name="ce1">
            <text:p>item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total on form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diem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currency" office:value="120" table:formula="of:=[.E10]" table:style-name="ce2">
            <text:p>$120.00</text:p>
          </table:table-cell>
          <table:table-cell table:number-columns-repeated="16377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irfare</text:p>
          </table:table-cell>
          <table:table-cell office:value-type="float" office:value="540.66999999999996" table:style-name="ce1">
            <text:p>540.67</text:p>
          </table:table-cell>
          <table:table-cell table:style-name="ce1"/>
          <table:table-cell office:value-type="currency" office:value="540.66999999999996" table:formula="of:=[.E12]" table:style-name="ce2">
            <text:p>$540.67</text:p>
          </table:table-cell>
          <table:table-cell table:number-columns-repeated="16377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hotel</text:p>
          </table:table-cell>
          <table:table-cell office:value-type="float" office:value="199.45" table:style-name="ce1">
            <text:p>199.45</text:p>
          </table:table-cell>
          <table:table-cell table:style-name="ce1"/>
          <table:table-cell office:value-type="currency" office:value="199.45" table:formula="of:=[.E14]" table:style-name="ce2">
            <text:p>$199.45</text:p>
          </table:table-cell>
          <table:table-cell table:number-columns-repeated="16377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16377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yka parking</text:p>
          </table:table-cell>
          <table:table-cell office:value-type="float" office:value="32.200000000000003" table:style-name="ce1">
            <text:p>32.2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uber</text:p>
          </table:table-cell>
          <table:table-cell office:value-type="float" office:value="55.71" table:style-name="ce1">
            <text:p>55.71</text:p>
          </table:table-cell>
          <table:table-cell table:number-columns-repeated="16379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"other travel expenses" claimed on form</text:p>
          </table:table-cell>
          <table:table-cell table:number-columns-repeated="2" table:style-name="ce1"/>
          <table:table-cell office:value-type="currency" office:value="87.91" table:formula="of:=SUM([.E17:.E18])" table:style-name="ce2">
            <text:p>$87.91</text:p>
          </table:table-cell>
          <table:table-cell table:number-columns-repeated="16377"/>
        </table:table-row>
        <table:table-row table:style-name="ro2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final total</text:p>
          </table:table-cell>
          <table:table-cell table:number-columns-repeated="2" table:style-name="ce1"/>
          <table:table-cell office:value-type="currency" office:value="948.02999999999986" table:formula="of:=SUM([.G9:.G19])" table:style-name="ce2">
            <text:p>$948.03</text:p>
          </table:table-cell>
          <table:table-cell table:number-columns-repeated="16377"/>
        </table:table-row>
        <table:table-row table:style-name="ro2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invitation from university of alberta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invitation from macewan (torus talk)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invitation from macewan (colloquia)</text:p>
          </table:table-cell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Mateen Shaikh</meta:initial-creator>
    <dc:creator>Mateen Shaikh</dc:creator>
    <meta:creation-date>2024-11-05T23:18:59Z</meta:creation-date>
    <dc:date>2025-12-05T00:37:04Z</dc:date>
    <meta:print-date>2024-11-05T23:32:39Z</meta:print-date>
  </office:meta>
</office:document-meta>
</file>